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05fd" officeooo:paragraph-rsid="001805fd"/>
    </style:style>
    <style:style style:name="P2" style:family="paragraph" style:parent-style-name="Standard">
      <style:text-properties officeooo:rsid="001805fd" officeooo:paragraph-rsid="00185b1a"/>
    </style:style>
    <style:style style:name="T1" style:family="text">
      <style:text-properties officeooo:rsid="00185b1a"/>
    </style:style>
    <style:style style:name="fr1" style:family="graphic" style:parent-style-name="Formula">
      <style:graphic-properties style:vertical-pos="from-top" fo:padding="0.0193in" fo:border="0.06pt solid #000000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fo:padding="0in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Object1" text:anchor-type="as-char" svg:y="-0.4528in" svg:width="1.5673in" svg:height="0.81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as-char" svg:y="-0.4528in" svg:width="2.1465in" svg:height="0.810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<draw:frame draw:style-name="fr2" draw:name="Object3" text:anchor-type="as-char" svg:y="-0.4528in" svg:width="2.2028in" svg:height="0.810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4" text:anchor-type="as-char" svg:y="-0.4528in" svg:width="2.1839in" svg:height="0.850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ject5" text:anchor-type="as-char" svg:y="-0.5366in" svg:width="3.9799in" svg:height="0.978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2" draw:name="Object6" text:anchor-type="as-char" svg:y="-0.5366in" svg:width="2.8654in" svg:height="0.983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2" draw:name="Object7" text:anchor-type="as-char" svg:y="-0.4929in" svg:width="3.0465in" svg:height="0.9398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<draw:frame draw:style-name="fr2" draw:name="Object8" text:anchor-type="as-char" svg:y="-0.5083in" svg:width="2.6984in" svg:height="0.9547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text:soft-page-break/><draw:frame draw:style-name="fr1" draw:name="Object9" text:anchor-type="as-char" svg:y="-0.6484in" svg:width="4.7008in" svg:height="1.1626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3" draw:name="Object10" text:anchor-type="as-char" svg:y="-0.5181in" svg:width="2.6201in" svg:height="0.976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<draw:frame draw:style-name="fr2" draw:name="Object11" text:anchor-type="as-char" svg:y="-0.5382in" svg:width="2.4819in" svg:height="0.9764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2"><draw:frame draw:style-name="fr2" draw:name="Object12" text:anchor-type="as-char" svg:y="-0.5362in" svg:width="2.3272in" svg:height="0.9528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draw:frame draw:style-name="fr1" draw:name="Object13" text:anchor-type="as-char" svg:y="-0.5457in" svg:width="2.6161in" svg:height="0.747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6T23:28:21.590000000</meta:creation-date>
    <dc:date>2023-03-26T23:41:44.908000000</dc:date>
    <meta:editing-duration>PT3M13S</meta:editing-duration>
    <meta:editing-cycles>1</meta:editing-cycles>
    <meta:document-statistic meta:table-count="0" meta:image-count="0" meta:object-count="13" meta:page-count="2" meta:paragraph-count="13" meta:word-count="40" meta:character-count="166" meta:non-whitespace-character-count="126"/>
    <meta:generator>LibreOffice/7.3.6.2$Windows_X86_64 LibreOffice_project/c28ca90fd6e1a19e189fc16c05f8f8924961e12e</meta:generator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frac>
              <mn>1</mn>
              <mi mathvariant="italic">RC</mi>
            </mfrac>
            <mi>s</mi>
          </mrow>
          <mrow>
            <mrow>
              <msup>
                <mi>s</mi>
                <mn>2</mn>
              </msup>
              <mo stretchy="false">+</mo>
              <mfrac>
                <mn>1</mn>
                <mi mathvariant="italic">RC</mi>
              </mfrac>
            </mrow>
            <mrow>
              <mi>s</mi>
              <mo stretchy="false">+</mo>
              <mfrac>
                <mn>1</mn>
                <mi mathvariant="italic">LC</mi>
              </mfrac>
            </mrow>
          </mrow>
        </mfrac>
      </mrow>
    </mrow>
    <annotation encoding="StarMath 5.0">H(s) = {1 over {RC} s} over {s^2 + 1 over RC s + 1 over LC}</annotation>
  </semantics>
</math>
</file>

<file path=Object 10/content.xml><?xml version="1.0" encoding="utf-8"?>
<math xmlns="http://www.w3.org/1998/Math/MathML" display="block">
  <semantics>
    <mrow>
      <mi>∠</mi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i>arctan</mi>
      </mrow>
      <mrow>
        <mo fence="true" form="prefix" stretchy="true">(</mo>
        <mrow>
          <mfrac>
            <mrow>
              <mfrac>
                <mrow>
                  <mo stretchy="false">−</mo>
                  <mn>1</mn>
                </mrow>
                <mi mathvariant="italic">RC</mi>
              </mfrac>
              <mi>ω</mi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</mrow>
            <mrow>
              <mfrac>
                <mn>1</mn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</mfrac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∠H(jω) = arctan left ({-1 over {RC} ω  left (ω^2 - 1 over LC right)} over { 1 over {(RC)^2} ω^2} right )</annotation>
  </semantics>
</math>
</file>

<file path=Object 11/content.xml><?xml version="1.0" encoding="utf-8"?>
<math xmlns="http://www.w3.org/1998/Math/MathML" display="block">
  <semantics>
    <mrow>
      <mi>∠</mi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i>arctan</mi>
      </mrow>
      <mrow>
        <mo fence="true" form="prefix" stretchy="true">(</mo>
        <mrow>
          <mfrac>
            <mrow>
              <mfrac>
                <mrow>
                  <mo stretchy="false">−</mo>
                  <mn>1</mn>
                </mrow>
                <mi mathvariant="italic">RC</mi>
              </mfrac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</mrow>
            <mrow>
              <mfrac>
                <mn>1</mn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</mfrac>
              <mi>ω</mi>
            </mrow>
          </mfrac>
        </mrow>
        <mo fence="true" form="postfix" stretchy="true">)</mo>
      </mrow>
    </mrow>
    <annotation encoding="StarMath 5.0">∠H(jω) = arctan left ({-1 over {RC}   left (ω^2 - 1 over LC right)} over { 1 over {(RC)^2} ω} right )</annotation>
  </semantics>
</math>
</file>

<file path=Object 12/content.xml><?xml version="1.0" encoding="utf-8"?>
<math xmlns="http://www.w3.org/1998/Math/MathML" display="block">
  <semantics>
    <mrow>
      <mi>∠</mi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i>arctan</mi>
      </mrow>
      <mrow>
        <mo fence="true" form="prefix" stretchy="true">(</mo>
        <mrow>
          <mfrac>
            <mrow>
              <mo stretchy="false">−</mo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</mrow>
            <mrow>
              <mfrac>
                <mn>1</mn>
                <mrow>
                  <mo fence="true" form="prefix" stretchy="false">(</mo>
                  <mrow>
                    <mi mathvariant="italic">RC</mi>
                  </mrow>
                  <mo fence="true" form="postfix" stretchy="false">)</mo>
                </mrow>
              </mfrac>
              <mi>ω</mi>
            </mrow>
          </mfrac>
        </mrow>
        <mo fence="true" form="postfix" stretchy="true">)</mo>
      </mrow>
    </mrow>
    <annotation encoding="StarMath 5.0">∠H(jω) = arctan left ({-   left (ω^2 - 1 over LC right)} over { 1 over {(RC)} ω} right )</annotation>
  </semantics>
</math>
</file>

<file path=Object 13/content.xml><?xml version="1.0" encoding="utf-8"?>
<math xmlns="http://www.w3.org/1998/Math/MathML" display="block">
  <semantics>
    <mrow>
      <mi>∠</mi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i>arctan</mi>
      </mrow>
      <mrow>
        <mo fence="true" form="prefix" stretchy="true">(</mo>
        <mrow>
          <mfrac>
            <mrow>
              <mrow>
                <mo stretchy="false">−</mo>
                <mi mathvariant="italic">RC</mi>
              </mrow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</mrow>
            <mi>ω</mi>
          </mfrac>
        </mrow>
        <mo fence="true" form="postfix" stretchy="true">)</mo>
      </mrow>
    </mrow>
    <annotation encoding="StarMath 5.0">∠H(jω) = arctan left ({- RC  left (ω^2 - 1 over LC right)} over { ω} right )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n>1</mn>
              <mi mathvariant="italic">RC</mi>
            </mfrac>
            <mrow>
              <mo fence="true" form="prefix" stretchy="false">(</mo>
              <mrow>
                <mi mathvariant="italic">jω</mi>
              </mrow>
              <mo fence="true" form="postfix" stretchy="false">)</mo>
            </mrow>
          </mrow>
          <mrow>
            <mrow>
              <msup>
                <mrow>
                  <mo fence="true" form="prefix" stretchy="false">(</mo>
                  <mrow>
                    <mi mathvariant="italic">jω</mi>
                  </mrow>
                  <mo fence="true" form="postfix" stretchy="false">)</mo>
                </mrow>
                <mn>2</mn>
              </msup>
              <mo stretchy="false">+</mo>
              <mfrac>
                <mn>1</mn>
                <mi mathvariant="italic">RC</mi>
              </mfrac>
            </mrow>
            <mrow>
              <mrow>
                <mo fence="true" form="prefix" stretchy="false">(</mo>
                <mrow>
                  <mi mathvariant="italic">jω</mi>
                </mrow>
                <mo fence="true" form="postfix" stretchy="false">)</mo>
              </mrow>
              <mo stretchy="false">+</mo>
              <mfrac>
                <mn>1</mn>
                <mi mathvariant="italic">LC</mi>
              </mfrac>
            </mrow>
          </mrow>
        </mfrac>
      </mrow>
    </mrow>
    <annotation encoding="StarMath 5.0">H(jω) = {1 over {RC} (jω)} over {(jω)^2 + 1 over RC  (jω) + 1 over LC}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n>1</mn>
              <mi mathvariant="italic">RC</mi>
            </mfrac>
            <mrow>
              <mo fence="true" form="prefix" stretchy="false">(</mo>
              <mrow>
                <mi mathvariant="italic">jω</mi>
              </mrow>
              <mo fence="true" form="postfix" stretchy="false">)</mo>
            </mrow>
          </mrow>
          <mrow>
            <mrow>
              <mrow>
                <mo stretchy="false">−</mo>
                <msup>
                  <mrow>
                    <mo fence="true" form="prefix" stretchy="false">(</mo>
                    <mrow>
                      <mi>ω</mi>
                    </mrow>
                    <mo fence="true" form="postfix" stretchy="false">)</mo>
                  </mrow>
                  <mn>2</mn>
                </msup>
              </mrow>
              <mo stretchy="false">+</mo>
              <mfrac>
                <mn>1</mn>
                <mi mathvariant="italic">RC</mi>
              </mfrac>
            </mrow>
            <mrow>
              <mrow>
                <mo fence="true" form="prefix" stretchy="false">(</mo>
                <mrow>
                  <mi mathvariant="italic">jω</mi>
                </mrow>
                <mo fence="true" form="postfix" stretchy="false">)</mo>
              </mrow>
              <mo stretchy="false">+</mo>
              <mfrac>
                <mn>1</mn>
                <mi mathvariant="italic">LC</mi>
              </mfrac>
            </mrow>
          </mrow>
        </mfrac>
      </mrow>
    </mrow>
    <annotation encoding="StarMath 5.0">H(jω) = {1 over {RC} (jω)} over {-(ω)^2 + 1 over RC  (jω) + 1 over LC}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row>
                <mo stretchy="false">−</mo>
                <mn>1</mn>
              </mrow>
              <mi mathvariant="italic">RC</mi>
            </mfrac>
            <mi>ω</mi>
            <mi>j</mi>
          </mrow>
          <mrow>
            <mrow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  <mo stretchy="false">+</mo>
              <mrow>
                <mo fence="true" form="prefix" stretchy="true">(</mo>
                <mrow>
                  <mrow>
                    <mfrac>
                      <mrow>
                        <mo stretchy="false">−</mo>
                        <mn>1</mn>
                      </mrow>
                      <mi mathvariant="italic">RC</mi>
                    </mfrac>
                    <mi>ω</mi>
                  </mrow>
                </mrow>
                <mo fence="true" form="postfix" stretchy="true">)</mo>
              </mrow>
            </mrow>
            <mi>j</mi>
          </mrow>
        </mfrac>
      </mrow>
    </mrow>
    <annotation encoding="StarMath 5.0">H(jω) = {-1 over {RC} ω j} over {left (ω^2 - 1 over LC right)+ left(- 1 over RC ω right)j }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row>
                <mo stretchy="false">−</mo>
                <mn>1</mn>
              </mrow>
              <mi mathvariant="italic">RC</mi>
            </mfrac>
            <mi>ω</mi>
            <mi>j</mi>
            <mrow>
              <mo fence="true" form="prefix" stretchy="true">(</mo>
              <mrow>
                <mrow>
                  <mrow>
                    <mrow>
                      <mo fence="true" form="prefix" stretchy="true">(</mo>
                      <mrow>
                        <mrow>
                          <msup>
                            <mi>ω</mi>
                            <mn>2</mn>
                          </msup>
                          <mo stretchy="false">−</mo>
                          <mfrac>
                            <mn>1</mn>
                            <mi mathvariant="italic">LC</mi>
                          </mfrac>
                        </mrow>
                      </mrow>
                      <mo fence="true" form="postfix" stretchy="true">)</mo>
                    </mrow>
                    <mo stretchy="false">−</mo>
                    <mrow>
                      <mo fence="true" form="prefix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i mathvariant="italic">RC</mi>
                          </mfrac>
                          <mi>ω</mi>
                        </mrow>
                      </mrow>
                      <mo fence="true" form="postfix" stretchy="true">)</mo>
                    </mrow>
                  </mrow>
                  <mi>j</mi>
                </mrow>
              </mrow>
              <mo fence="true" form="postfix" stretchy="true">)</mo>
            </mrow>
          </mrow>
          <mrow>
            <mrow>
              <mo fence="true" form="prefix" stretchy="true">(</mo>
              <mrow>
                <mrow>
                  <mrow>
                    <mrow>
                      <mo fence="true" form="prefix" stretchy="true">(</mo>
                      <mrow>
                        <mrow>
                          <msup>
                            <mi>ω</mi>
                            <mn>2</mn>
                          </msup>
                          <mo stretchy="false">−</mo>
                          <mfrac>
                            <mn>1</mn>
                            <mi mathvariant="italic">LC</mi>
                          </mfrac>
                        </mrow>
                      </mrow>
                      <mo fence="true" form="postfix" stretchy="true">)</mo>
                    </mrow>
                    <mo stretchy="false">+</mo>
                    <mrow>
                      <mo fence="true" form="prefix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i mathvariant="italic">RC</mi>
                          </mfrac>
                          <mi>ω</mi>
                        </mrow>
                      </mrow>
                      <mo fence="true" form="postfix" stretchy="true">)</mo>
                    </mrow>
                  </mrow>
                  <mi>j</mi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row>
                    <mrow>
                      <mo fence="true" form="prefix" stretchy="true">(</mo>
                      <mrow>
                        <mrow>
                          <msup>
                            <mi>ω</mi>
                            <mn>2</mn>
                          </msup>
                          <mo stretchy="false">−</mo>
                          <mfrac>
                            <mn>1</mn>
                            <mi mathvariant="italic">LC</mi>
                          </mfrac>
                        </mrow>
                      </mrow>
                      <mo fence="true" form="postfix" stretchy="true">)</mo>
                    </mrow>
                    <mo stretchy="false">−</mo>
                    <mrow>
                      <mo fence="true" form="prefix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i mathvariant="italic">RC</mi>
                          </mfrac>
                          <mi>ω</mi>
                        </mrow>
                      </mrow>
                      <mo fence="true" form="postfix" stretchy="true">)</mo>
                    </mrow>
                  </mrow>
                  <mi>j</mi>
                </mrow>
              </mrow>
              <mo fence="true" form="postfix" stretchy="true">)</mo>
            </mrow>
          </mrow>
        </mfrac>
      </mrow>
    </mrow>
    <annotation encoding="StarMath 5.0">H(jω) = {-1 over {RC} ω j left (left (ω^2 - 1 over LC right)- left(- 1 over RC ω right)j right )} over {left (left (ω^2 - 1 over LC right)+ left(- 1 over RC ω right)j right )left (left (ω^2 - 1 over LC right)- left(- 1 over RC ω right)j right )}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row>
                <mo stretchy="false">−</mo>
                <mn>1</mn>
              </mrow>
              <mi mathvariant="italic">RC</mi>
            </mfrac>
            <mi>ω</mi>
            <mi>j</mi>
            <mrow>
              <mo fence="true" form="prefix" stretchy="true">(</mo>
              <mrow>
                <mrow>
                  <mrow>
                    <mrow>
                      <mo fence="true" form="prefix" stretchy="true">(</mo>
                      <mrow>
                        <mrow>
                          <msup>
                            <mi>ω</mi>
                            <mn>2</mn>
                          </msup>
                          <mo stretchy="false">−</mo>
                          <mfrac>
                            <mn>1</mn>
                            <mi mathvariant="italic">LC</mi>
                          </mfrac>
                        </mrow>
                      </mrow>
                      <mo fence="true" form="postfix" stretchy="true">)</mo>
                    </mrow>
                    <mo stretchy="false">−</mo>
                    <mrow>
                      <mo fence="true" form="prefix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i mathvariant="italic">RC</mi>
                          </mfrac>
                          <mi>ω</mi>
                        </mrow>
                      </mrow>
                      <mo fence="true" form="postfix" stretchy="true">)</mo>
                    </mrow>
                  </mrow>
                  <mi>j</mi>
                </mrow>
              </mrow>
              <mo fence="true" form="postfix" stretchy="true">)</mo>
            </mrow>
          </mrow>
          <mrow>
            <mo fence="true" form="prefix" stretchy="true">(</mo>
            <mrow>
              <mrow>
                <msup>
                  <mrow>
                    <mo fence="true" form="prefix" stretchy="true">(</mo>
                    <mrow>
                      <mrow>
                        <msup>
                          <mi>ω</mi>
                          <mn>2</mn>
                        </msup>
                        <mo stretchy="false">−</mo>
                        <mfrac>
                          <mn>1</mn>
                          <mi mathvariant="italic">LC</mi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row>
                    <mo fence="true" form="prefix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i mathvariant="italic">RC</mi>
                        </mfrac>
                        <mi>ω</mi>
                      </mrow>
                    </mrow>
                    <mo fence="true" form="postfix" stretchy="true">)</mo>
                  </mrow>
                  <mn>2</mn>
                </msup>
              </mrow>
            </mrow>
            <mo fence="true" form="postfix" stretchy="true">)</mo>
          </mrow>
        </mfrac>
      </mrow>
    </mrow>
    <annotation encoding="StarMath 5.0">H(jω) = {-1 over {RC} ω j left (left (ω^2 - 1 over LC right)- left(- 1 over RC ω right)j right )} over {left (left (ω^2 - 1 over LC right)^2+ left(- 1 over RC ω right)^2 right )}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row>
                <mo stretchy="false">−</mo>
                <mn>1</mn>
              </mrow>
              <mi mathvariant="italic">RC</mi>
            </mfrac>
            <mi>ω</mi>
            <mi>j</mi>
            <mrow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  <mo stretchy="false">−</mo>
              <mfrac>
                <mn>1</mn>
                <mi mathvariant="italic">RC</mi>
              </mfrac>
            </mrow>
            <mi>ω</mi>
            <mrow>
              <mo fence="true" form="prefix" stretchy="true">(</mo>
              <mrow>
                <mrow>
                  <mfrac>
                    <mrow>
                      <mo stretchy="false">−</mo>
                      <mn>1</mn>
                    </mrow>
                    <mi mathvariant="italic">RC</mi>
                  </mfrac>
                  <mi>ω</mi>
                </mrow>
              </mrow>
              <mo fence="true" form="postfix" stretchy="true">)</mo>
            </mrow>
          </mrow>
          <mrow>
            <mo fence="true" form="prefix" stretchy="true">(</mo>
            <mrow>
              <mrow>
                <msup>
                  <mrow>
                    <mo fence="true" form="prefix" stretchy="true">(</mo>
                    <mrow>
                      <mrow>
                        <msup>
                          <mi>ω</mi>
                          <mn>2</mn>
                        </msup>
                        <mo stretchy="false">−</mo>
                        <mfrac>
                          <mn>1</mn>
                          <mi mathvariant="italic">LC</mi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row>
                    <mo fence="true" form="prefix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i mathvariant="italic">RC</mi>
                        </mfrac>
                        <mi>ω</mi>
                      </mrow>
                    </mrow>
                    <mo fence="true" form="postfix" stretchy="true">)</mo>
                  </mrow>
                  <mn>2</mn>
                </msup>
              </mrow>
            </mrow>
            <mo fence="true" form="postfix" stretchy="true">)</mo>
          </mrow>
        </mfrac>
      </mrow>
    </mrow>
    <annotation encoding="StarMath 5.0">H(jω) = {-1 over {RC} ω j left (ω^2 - 1 over LC right)-1 over {RC} ω left(- 1 over RC ω right)} 

over {left (left (ω^2 - 1 over LC right)^2+ left(- 1 over RC ω right)^2 right )}</annotation>
  </semantics>
</math>
</file>

<file path=Object 8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n>1</mn>
              <msup>
                <mrow>
                  <mo fence="true" form="prefix" stretchy="false">(</mo>
                  <mrow>
                    <mi mathvariant="italic">RC</mi>
                  </mrow>
                  <mo fence="true" form="postfix" stretchy="false">)</mo>
                </mrow>
                <mn>2</mn>
              </msup>
            </mfrac>
            <mrow>
              <msup>
                <mi>ω</mi>
                <mn>2</mn>
              </msup>
              <mo stretchy="false">−</mo>
              <mfrac>
                <mn>1</mn>
                <mi mathvariant="italic">RC</mi>
              </mfrac>
            </mrow>
            <mi>ω</mi>
            <mrow>
              <mo fence="true" form="prefix" stretchy="true">(</mo>
              <mrow>
                <mrow>
                  <msup>
                    <mi>ω</mi>
                    <mn>2</mn>
                  </msup>
                  <mo stretchy="false">−</mo>
                  <mfrac>
                    <mn>1</mn>
                    <mi mathvariant="italic">LC</mi>
                  </mfrac>
                </mrow>
              </mrow>
              <mo fence="true" form="postfix" stretchy="true">)</mo>
            </mrow>
            <mi>j</mi>
          </mrow>
          <mrow>
            <mo fence="true" form="prefix" stretchy="true">(</mo>
            <mrow>
              <mrow>
                <msup>
                  <mrow>
                    <mo fence="true" form="prefix" stretchy="true">(</mo>
                    <mrow>
                      <mrow>
                        <msup>
                          <mi>ω</mi>
                          <mn>2</mn>
                        </msup>
                        <mo stretchy="false">−</mo>
                        <mfrac>
                          <mn>1</mn>
                          <mi mathvariant="italic">LC</mi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row>
                    <mo fence="true" form="prefix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i mathvariant="italic">RC</mi>
                        </mfrac>
                        <mi>ω</mi>
                      </mrow>
                    </mrow>
                    <mo fence="true" form="postfix" stretchy="true">)</mo>
                  </mrow>
                  <mn>2</mn>
                </msup>
              </mrow>
            </mrow>
            <mo fence="true" form="postfix" stretchy="true">)</mo>
          </mrow>
        </mfrac>
      </mrow>
    </mrow>
    <annotation encoding="StarMath 5.0">H(jω) = {1 over {(RC)^2} ω^2 -1 over {RC} ω  left (ω^2 - 1 over LC right)j} 

over {left (left (ω^2 - 1 over LC right)^2+ left(- 1 over RC ω right)^2 right )}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i>H</mi>
            <mrow>
              <mo fence="true" form="prefix" stretchy="false">(</mo>
              <mrow>
                <mi mathvariant="italic">jω</mi>
              </mrow>
              <mo fence="true" form="postfix" stretchy="false">)</mo>
            </mrow>
          </mrow>
        </mrow>
        <mo fence="true" form="postfix" stretchy="true">|</mo>
      </mrow>
      <mo stretchy="false">=</mo>
      <msqrt>
        <mrow>
          <msup>
            <mrow>
              <mo fence="true" form="prefix" stretchy="true">(</mo>
              <mrow>
                <mfrac>
                  <mrow>
                    <mfrac>
                      <mn>1</mn>
                      <msup>
                        <mrow>
                          <mo fence="true" form="prefix" stretchy="false">(</mo>
                          <mrow>
                            <mi mathvariant="italic">RC</mi>
                          </mrow>
                          <mo fence="true" form="postfix" stretchy="false">)</mo>
                        </mrow>
                        <mn>2</mn>
                      </msup>
                    </mfrac>
                    <msup>
                      <mi>ω</mi>
                      <mn>2</mn>
                    </msup>
                  </mrow>
                  <mrow>
                    <mo fence="true" form="prefix" stretchy="true">(</mo>
                    <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p>
                                  <mi>ω</mi>
                                  <mn>2</mn>
                                </msup>
                                <mo stretchy="false">−</mo>
                                <mfrac>
                                  <mn>1</mn>
                                  <mi mathvariant="italic">LC</mi>
                                </mfrac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sup>
                          <mrow>
                            <mo fence="true" form="prefix" stretchy="true">(</mo>
                            <mrow>
                              <mrow>
                                <mfrac>
                                  <mrow>
                                    <mo stretchy="false">−</mo>
                                    <mn>1</mn>
                                  </mrow>
                                  <mi mathvariant="italic">RC</mi>
                                </mfrac>
                                <mi>ω</mi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</mrow>
                    </mrow>
                    <mo fence="true" form="postfix" stretchy="true">)</mo>
                  </mrow>
                </mfrac>
              </mrow>
              <mo fence="true" form="postfix" stretchy="true">)</mo>
            </mrow>
            <mn>2</mn>
          </msup>
          <mo stretchy="false">+</mo>
          <msup>
            <mrow>
              <mo fence="true" form="prefix" stretchy="true">(</mo>
              <mrow>
                <mfrac>
                  <mrow>
                    <mfrac>
                      <mn>1</mn>
                      <msup>
                        <mrow>
                          <mo fence="true" form="prefix" stretchy="false">(</mo>
                          <mrow>
                            <mi mathvariant="italic">RC</mi>
                          </mrow>
                          <mo fence="true" form="postfix" stretchy="false">)</mo>
                        </mrow>
                        <mn>2</mn>
                      </msup>
                    </mfrac>
                    <msup>
                      <mi>ω</mi>
                      <mn>2</mn>
                    </msup>
                  </mrow>
                  <mrow>
                    <mo fence="true" form="prefix" stretchy="true">(</mo>
                    <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p>
                                  <mi>ω</mi>
                                  <mn>2</mn>
                                </msup>
                                <mo stretchy="false">−</mo>
                                <mfrac>
                                  <mn>1</mn>
                                  <mi mathvariant="italic">LC</mi>
                                </mfrac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sup>
                          <mrow>
                            <mo fence="true" form="prefix" stretchy="true">(</mo>
                            <mrow>
                              <mrow>
                                <mfrac>
                                  <mrow>
                                    <mo stretchy="false">−</mo>
                                    <mn>1</mn>
                                  </mrow>
                                  <mi mathvariant="italic">RC</mi>
                                </mfrac>
                                <mi>ω</mi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</mrow>
                    </mrow>
                    <mo fence="true" form="postfix" stretchy="true">)</mo>
                  </mrow>
                </mfrac>
              </mrow>
              <mo fence="true" form="postfix" stretchy="true">)</mo>
            </mrow>
            <mn>2</mn>
          </msup>
        </mrow>
      </msqrt>
    </mrow>
    <annotation encoding="StarMath 5.0">abs {H(jω)} = sqrt{left ({1 over {(RC)^2} ω^2 } 

over {left (left (ω^2 - 1 over LC right)^2+ left(- 1 over RC ω right)^2 right )} right )^2 +

 left ({1 over {(RC)^2} ω^2} 

over {left (left (ω^2 - 1 over LC right)^2+ left(- 1 over RC ω right)^2 right )} right )^2}</annotation>
  </semantics>
</math>
</file>